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8.11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.</text:p>
          </table:table-cell>
          <table:table-cell office:value-type="string" calcext:value-type="string">
            <text:p>⚠ En construction ⚠ : Tous les projets ne sont pas lis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DESC</text:p>
          </table:table-cell>
          <table:table-cell office:value-type="string" calcext:value-type="string">
            <text:p>Date when the project was released. This does not take updates into account.</text:p>
          </table:table-cell>
          <table:table-cell office:value-type="string" calcext:value-type="string">
            <text:p>Date de parution du projet. Le projet a pu être mis à jour entre temp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NAI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Vignet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TIP_READER</text:p>
          </table:table-cell>
          <table:table-cell office:value-type="string" calcext:value-type="string">
            <text:p>Tooltip reader</text:p>
          </table:table-cell>
          <table:table-cell office:value-type="string" calcext:value-type="string">
            <text:p>Lecteur d’infobul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OLTIP_SHOWER</text:p>
          </table:table-cell>
          <table:table-cell office:value-type="string" calcext:value-type="string">
            <text:p>Move your mouse over an element to show it’s tooltip…</text:p>
          </table:table-cell>
          <table:table-cell office:value-type="string" calcext:value-type="string">
            <text:p>Survolez un élément avec votre curseur pour en montrer son infobul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78cm" svg:height="0.596cm" svg:x="5.099cm" svg:y="15.451cm" draw:caption-point-x="1.726cm" draw:caption-point-y="0.055cm">
              <dc:date>2023-10-31T00:00:00</dc:date>
              <text:p text:style-name="P3">See also</text:p>
            </office:annotation>
            <text:p>SOURCE_CODE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ode 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KE</text:p>
          </table:table-cell>
          <table:table-cell office:value-type="string" calcext:value-type="string">
            <text:p>Remake</text:p>
          </table:table-cell>
          <table:table-cell office:value-type="string" calcext:value-type="string">
            <text:p>Repr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Master copy</text:p>
          </table:table-cell>
          <table:table-cell office:value-type="string" calcext:value-type="string">
            <text:p>Projet origi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6.802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</text:p>
          </table:table-cell>
          <table:table-cell table:number-columns-repeated="2"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_DESC</text:p>
          </table:table-cell>
          <table:table-cell table:style-name="ce8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_DESC</text:p>
          </table:table-cell>
          <table:table-cell table:style-name="ce8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9.523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32.629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11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12" table:formula="of:=IF(NOT(ISBLANK([.B$1])); COUNTA([.B$2:.B71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71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71])/(ROW()-2); &quot;&quot;)">
            <text:p/>
          </table:table-cell>
          <table:table-cell table:style-name="ce12" table:formula="of:=IF(NOT(ISBLANK([.E$1])); COUNTA([.E$2:.E71])/(ROW()-2); &quot;&quot;)">
            <text:p/>
          </table:table-cell>
          <table:table-cell table:style-name="ce12" table:formula="of:=IF(NOT(ISBLANK([.F$1])); COUNTA([.F$2:.F71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13"/>
          <table:table-cell table:style-name="ce8"/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4:43:25.4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5:34:41.195000000</dc:date>
    <meta:editing-duration>PT6H24M51S</meta:editing-duration>
    <meta:editing-cycles>39</meta:editing-cycles>
    <meta:generator>LibreOffice/7.3.2.2$Windows_X86_64 LibreOffice_project/49f2b1bff42cfccbd8f788c8dc32c1c309559be0</meta:generator>
    <meta:document-statistic meta:table-count="1" meta:cell-count="219" meta:object-count="0"/>
  </office:meta>
</office:document-meta>
</file>